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79db"/>
    </style:style>
    <style:style style:name="P2" style:family="paragraph" style:parent-style-name="Standard">
      <style:text-properties officeooo:paragraph-rsid="002ce7b7"/>
    </style:style>
    <style:style style:name="P3" style:family="paragraph" style:parent-style-name="Standard">
      <style:text-properties officeooo:paragraph-rsid="002900e2"/>
    </style:style>
    <style:style style:name="P4" style:family="paragraph" style:parent-style-name="Standard">
      <style:text-properties style:use-window-font-color="true" style:font-name="AppleSystemUIFont" fo:font-size="12pt" officeooo:rsid="002179db" officeooo:paragraph-rsid="002179db" style:font-size-asian="12pt"/>
    </style:style>
    <style:style style:name="P5" style:family="paragraph" style:parent-style-name="Standard">
      <style:text-properties style:use-window-font-color="true" style:font-name="AppleSystemUIFont" fo:font-size="12pt" officeooo:rsid="002ce7b7" officeooo:paragraph-rsid="002ce7b7" style:font-size-asian="12pt"/>
    </style:style>
    <style:style style:name="P6" style:family="paragraph" style:parent-style-name="Standard">
      <style:text-properties officeooo:paragraph-rsid="0027d0b3"/>
    </style:style>
    <style:style style:name="P7" style:family="paragraph" style:parent-style-name="Standard">
      <style:text-properties officeooo:rsid="003123fa" officeooo:paragraph-rsid="003123fa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Monaco" fo:font-size="6.75pt" fo:letter-spacing="normal" fo:font-style="normal" fo:font-weight="normal" loext:padding="0cm" loext:border="none"/>
    </style:style>
    <style:style style:name="T1" style:family="text">
      <style:text-properties style:use-window-font-color="true" style:font-name="AppleSystemUIFont" fo:font-size="12pt" style:font-size-asian="12pt"/>
    </style:style>
    <style:style style:name="T2" style:family="text">
      <style:text-properties style:use-window-font-color="true" style:font-name="AppleSystemUIFont" fo:font-size="12pt" officeooo:rsid="002179db" style:font-size-asian="12pt"/>
    </style:style>
    <style:style style:name="T3" style:family="text">
      <style:text-properties style:use-window-font-color="true" style:font-name="AppleSystemUIFont" fo:font-size="12pt" officeooo:rsid="0027bcb9" style:font-size-asian="12pt"/>
    </style:style>
    <style:style style:name="T4" style:family="text">
      <style:text-properties style:use-window-font-color="true" style:font-name="AppleSystemUIFont" fo:font-size="12pt" officeooo:rsid="0027d0b3" style:font-size-asian="12pt"/>
    </style:style>
    <style:style style:name="T5" style:family="text">
      <style:text-properties style:use-window-font-color="true" style:font-name="AppleSystemUIFont" fo:font-size="12pt" officeooo:rsid="002900e2" style:font-size-asian="12pt"/>
    </style:style>
    <style:style style:name="T6" style:family="text">
      <style:text-properties style:use-window-font-color="true" style:font-name="AppleSystemUIFont" fo:font-size="12pt" officeooo:rsid="002aeada" style:font-size-asian="12pt"/>
    </style:style>
    <style:style style:name="T7" style:family="text">
      <style:text-properties style:use-window-font-color="true" style:font-name="AppleSystemUIFont" fo:font-size="12pt" officeooo:rsid="002ce7b7" style:font-size-asian="12pt"/>
    </style:style>
    <style:style style:name="T8" style:family="text">
      <style:text-properties style:use-window-font-color="true" style:font-name="AppleSystemUIFont" fo:font-size="12pt" officeooo:rsid="002eda37" style:font-size-asian="12pt"/>
    </style:style>
    <style:style style:name="T9" style:family="text">
      <style:text-properties style:use-window-font-color="true" style:font-name="AppleSystemUIFont" fo:font-size="12pt" officeooo:rsid="002edeb0" style:font-size-asian="12pt"/>
    </style:style>
    <style:style style:name="T10" style:family="text">
      <style:text-properties style:use-window-font-color="true" style:font-name="AppleSystemUIFont" fo:font-size="12pt" officeooo:rsid="00308a8b" style:font-size-asian="12pt"/>
    </style:style>
    <style:style style:name="T11" style:family="text">
      <style:text-properties style:use-window-font-color="true" style:font-name="AppleSystemUIFont" fo:font-size="12pt" officeooo:rsid="003123fa" style:font-size-asian="12pt"/>
    </style:style>
    <style:style style:name="T12" style:family="text">
      <style:text-properties fo:color="#006fe0"/>
    </style:style>
    <style:style style:name="T13" style:family="text">
      <style:text-properties fo:color="#006fe0" style:font-name="inherit"/>
    </style:style>
    <style:style style:name="T14" style:family="text">
      <style:text-properties fo:color="#333333" style:font-name="inherit"/>
    </style:style>
    <style:style style:name="T15" style:family="text">
      <style:text-properties style:font-name="inherit"/>
    </style:style>
    <style:style style:name="T16" style:family="text">
      <style:text-properties fo:color="#ce0000" style:font-name="inherit"/>
    </style:style>
    <style:style style:name="T17" style:family="text">
      <style:text-properties officeooo:rsid="00308a8b"/>
    </style:style>
    <style:style style:name="T18" style:family="text">
      <style:text-properties officeooo:rsid="003123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kış Diyagramı</text:p>
      <text:p text:style-name="P4">1. Başla</text:p>
      <text:p text:style-name="P3"><text:span text:style-name="T5">2. </text:span><text:span text:style-name="T7">Yaz “s</text:span><text:span text:style-name="T8">ayıyı gir</text:span><text:span text:style-name="T7">”</text:span></text:p>
      <text:p text:style-name="P1"><text:span text:style-name="T5">3</text:span><text:span text:style-name="T2">. </text:span><text:span text:style-name="T7">oku s</text:span><text:span text:style-name="T8">ayi</text:span></text:p>
      <text:p text:style-name="P2"><text:span text:style-name="T5">4</text:span><text:span text:style-name="T2">. </text:span><text:span text:style-name="T3">eğ</text:span><text:span text:style-name="T8">er (sayi</text:span><text:span text:style-name="T10">&gt;0 &amp;&amp; sayi&lt;100</text:span><text:span text:style-name="T8">)</text:span></text:p>
      <text:p text:style-name="P2"><text:span text:style-name="T5">5</text:span><text:span text:style-name="T2">. </text:span><text:span text:style-name="T3">y</text:span><text:span text:style-name="T9">az “</text:span><text:span text:style-name="T11">sıvı</text:span><text:span text:style-name="T9">”</text:span></text:p>
      <text:p text:style-name="P1"><text:span text:style-name="T5">6</text:span><text:span text:style-name="T2">. </text:span><text:span text:style-name="T3">d</text:span><text:span text:style-name="T9">eğilse </text:span><text:span text:style-name="T11">eğer(sayi&lt;=0)</text:span></text:p>
      <text:p text:style-name="P6"><text:span text:style-name="T6">7</text:span><text:span text:style-name="T4">. </text:span><text:span text:style-name="T7">y</text:span><text:span text:style-name="T11">az “buz”</text:span></text:p>
      <text:p text:style-name="P7"><text:span text:style-name="T1">8. değilse eğer (sayi &gt;= 100)</text:span></text:p>
      <text:p text:style-name="P7"><text:span text:style-name="T1">9.yaz “gaz”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1T00:02:10.016369616</dc:date>
    <meta:editing-duration>PT12H6M34S</meta:editing-duration>
    <meta:editing-cycles>11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10" meta:word-count="33" meta:character-count="169" meta:non-whitespace-character-count="146"/>
  </office:meta>
</office:document-meta>
</file>